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f03" officeooo:paragraph-rsid="0010af03"/>
    </style:style>
    <style:style style:name="P2" style:family="paragraph" style:parent-style-name="Standard">
      <style:text-properties officeooo:paragraph-rsid="0010af03"/>
    </style:style>
    <style:style style:name="T1" style:family="text">
      <style:text-properties officeooo:rsid="0010af03"/>
    </style:style>
    <style:style style:name="T2" style:family="text">
      <style:text-properties officeooo:rsid="0010e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odologia Scrum</text:p>
      <text:p text:style-name="P2"><text:span text:style-name="T1">It was very interesting to an idea on how </text:span><text:span text:style-name="T2">the process of work is done.</text:span></text:p>
      <text:p text:style-name="P2"/>
      <text:p text:style-name="Standard">Criando uma primeira aplicação Java usando Spring Boot</text:p>
      <text:p text:style-name="P1">I had a little difficult, but with your help I was able to start over and have <text:span text:style-name="T2">the</text:span> chance to do it correctly. When was the time to create a new class I made a mistake, but after trying one more time it was very rewarding seen Hello World <text:span text:style-name="T2">in the web browser.</text:span></text:p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21:52:48.592878630</meta:creation-date>
    <dc:date>2021-02-18T22:11:13.194966307</dc:date>
    <meta:editing-duration>PT7M54S</meta:editing-duration>
    <meta:editing-cycles>1</meta:editing-cycles>
    <meta:document-statistic meta:table-count="0" meta:image-count="0" meta:object-count="0" meta:page-count="1" meta:paragraph-count="4" meta:word-count="78" meta:character-count="398" meta:non-whitespace-character-count="324"/>
    <meta:generator>LibreOffice/6.4.6.2$Linux_X86_64 LibreOffice_project/40$Build-2</meta:generator>
  </office:meta>
</office:document-meta>
</file>